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3.936cm" svg:y1="21.972cm" svg:x2="52.456cm" svg:y2="37.962cm">
          <text:p/>
        </draw:line>
        <draw:line draw:style-name="gr1" draw:text-style-name="P1" draw:layer="layout" svg:x1="60.164cm" svg:y1="55.448cm" svg:x2="50.386cm" svg:y2="88.233cm">
          <text:p/>
        </draw:line>
        <draw:line draw:style-name="gr1" draw:text-style-name="P1" draw:layer="layout" svg:x1="10.428cm" svg:y1="82.955cm" svg:x2="30.343cm" svg:y2="56.978cm">
          <text:p/>
        </draw:line>
        <draw:line draw:style-name="gr1" draw:text-style-name="P1" draw:layer="layout" svg:x1="59.704cm" svg:y1="26.689cm" svg:x2="65.456cm" svg:y2="45.21cm">
          <text:p/>
        </draw:line>
        <draw:line draw:style-name="gr1" draw:text-style-name="P1" draw:layer="layout" svg:x1="62.58cm" svg:y1="8.628cm" svg:x2="39.112cm" svg:y2="7.708cm">
          <text:p/>
        </draw:line>
        <draw:line draw:style-name="gr1" draw:text-style-name="P1" draw:layer="layout" svg:x1="50.616cm" svg:y1="5.062cm" svg:x2="66.836cm" svg:y2="20.247cm">
          <text:p/>
        </draw:line>
        <draw:line draw:style-name="gr1" draw:text-style-name="P1" draw:layer="layout" svg:x1="95.25cm" svg:y1="57.058cm" svg:x2="67.641cm" svg:y2="71.668cm">
          <text:p/>
        </draw:line>
        <draw:line draw:style-name="gr1" draw:text-style-name="P1" draw:layer="layout" svg:x1="8.743cm" svg:y1="53.837cm" svg:x2="33.476cm" svg:y2="64.651cm">
          <text:p/>
        </draw:line>
        <draw:line draw:style-name="gr1" draw:text-style-name="P1" draw:layer="layout" svg:x1="8.168cm" svg:y1="66.837cm" svg:x2="15.415cm" svg:y2="88.118cm">
          <text:p/>
        </draw:line>
        <draw:line draw:style-name="gr1" draw:text-style-name="P1" draw:layer="layout" svg:x1="82.711cm" svg:y1="16.451cm" svg:x2="82.711cm" svg:y2="39.228cm">
          <text:p/>
        </draw:line>
        <draw:line draw:style-name="gr1" draw:text-style-name="P1" draw:layer="layout" svg:x1="54.901cm" svg:y1="34.396cm" svg:x2="91.799cm" svg:y2="26.804cm">
          <text:p/>
        </draw:line>
        <draw:line draw:style-name="gr1" draw:text-style-name="P1" draw:layer="layout" svg:x1="86.507cm" svg:y1="85.012cm" svg:x2="65.916cm" svg:y2="86.623cm">
          <text:p/>
        </draw:line>
        <draw:line draw:style-name="gr1" draw:text-style-name="P1" draw:layer="layout" svg:x1="71.553cm" svg:y1="79.836cm" svg:x2="75.234cm" svg:y2="92.49cm">
          <text:p/>
        </draw:line>
        <draw:line draw:style-name="gr1" draw:text-style-name="P1" draw:layer="layout" svg:x1="35.316cm" svg:y1="49.811cm" svg:x2="57.119cm" svg:y2="74.083cm">
          <text:p/>
        </draw:line>
        <draw:line draw:style-name="gr1" draw:text-style-name="P1" draw:layer="layout" svg:x1="56.964cm" svg:y1="41.989cm" svg:x2="36.006cm" svg:y2="59.244cm">
          <text:p/>
        </draw:line>
        <draw:line draw:style-name="gr1" draw:text-style-name="P1" draw:layer="layout" svg:x1="76.154cm" svg:y1="43.484cm" svg:x2="40.608cm" svg:y2="41.989cm">
          <text:p/>
        </draw:line>
        <draw:line draw:style-name="gr1" draw:text-style-name="P1" draw:layer="layout" svg:x1="48.545cm" svg:y1="23.008cm" svg:x2="48.085cm" svg:y2="45.325cm">
          <text:p/>
        </draw:line>
        <draw:line draw:style-name="gr1" draw:text-style-name="P1" draw:layer="layout" svg:x1="76.384cm" svg:y1="61.89cm" svg:x2="96.285cm" svg:y2="75.00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375cm" fo:text-indent="0cm"/>
      <style:text-properties style:use-window-font-color="true" style:text-outline="false" style:text-line-through-style="none" fo:font-family="'Liberation Sans'" style:font-family-generic="roman" style:font-pitch="variable" fo:font-size="152.300003051758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03cm" fo:text-indent="0cm"/>
      <style:text-properties fo:font-size="133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27cm" fo:text-indent="0cm"/>
      <style:text-properties fo:font-size="11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51cm" fo:text-indent="0cm"/>
      <style:text-properties fo:font-size="95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09.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0cm" fo:page-height="10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89.996cm" svg:height="16.695cm" svg:x="4.999cm" svg:y="3.985cm" presentation:class="title" presentation:placeholder="true">
        <draw:text-box/>
      </draw:frame>
      <draw:frame presentation:style-name="Default-outline1" draw:layer="backgroundobjects" svg:width="87.996cm" svg:height="66cm" svg:x="4.999cm" svg:y="23.399cm" presentation:class="outline" presentation:placeholder="true">
        <draw:text-box/>
      </draw:frame>
      <draw:frame presentation:style-name="Mpr1" draw:text-style-name="MP1" draw:layer="backgroundobjects" svg:width="23.296cm" svg:height="6.895cm" svg:x="4.999cm" svg:y="91.0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1.696cm" svg:height="6.895cm" svg:x="34.199cm" svg:y="91.0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3.296cm" svg:height="6.895cm" svg:x="71.699cm" svg:y="91.09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 Sandve</meta:initial-creator>
    <meta:creation-date>2012-10-10T08:32:44</meta:creation-date>
    <meta:editing-duration>PT23H16M12S</meta:editing-duration>
    <meta:editing-cycles>10</meta:editing-cycles>
    <dc:date>2013-01-08T14:40:01</dc:date>
    <dc:creator>Tor Sandve</dc:creator>
    <meta:generator>LibreOffice/3.4$Unix LibreOffice_project/340m1$Build-1206</meta:generator>
    <meta:document-statistic meta:object-count="41"/>
  </office:meta>
</office:document-meta>
</file>